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8.97mm" svg:height="208.24mm" svg:x="0mm" svg:y="0mm">
            <loext:p draw:notify-on-update-of-ranges="Sheet1.A1:Sheet1.A1 Sheet1.A2:Sheet1.A122 Sheet1.B1:Sheet1.B1 Sheet1.B2:Sheet1.B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em SDN</text:p>
          </table:table-cell>
          <table:table-cell office:value-type="string" calcext:value-type="string">
            <text:p>Com SDN</text:p>
          </table:table-cell>
          <table:table-cell table:number-columns-repeated="2"/>
          <table:table-cell office:value-type="string" calcext:value-type="string">
            <text:p>SEM SDN</text:p>
          </table:table-cell>
          <table:table-cell/>
          <table:table-cell table:style-name="ce3"/>
          <table:table-cell/>
          <table:table-cell office:value-type="string" calcext:value-type="string">
            <text:p>COM SDN</text:p>
          </table:table-cell>
          <table:table-cell table:number-columns-repeated="2"/>
        </table:table-row>
        <table:table-row table:style-name="ro1">
          <table:table-cell table:formula="of:=([.E3]+[.F3])/2" office:value-type="float" office:value="0" calcext:value-type="float">
            <text:p>0</text:p>
          </table:table-cell>
          <table:table-cell table:formula="of:=([.I3]+[.J3]+[.K3])/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table:number-columns-repeated="2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formula="of:=([.E4]+[.F4])/2" office:value-type="float" office:value="0" calcext:value-type="float">
            <text:p>0</text:p>
          </table:table-cell>
          <table:table-cell table:formula="of:=([.I4]+[.J4]+[.K4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5]+[.F5])/2" office:value-type="float" office:value="0" calcext:value-type="float">
            <text:p>0</text:p>
          </table:table-cell>
          <table:table-cell table:formula="of:=([.I5]+[.J5]+[.K5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6]+[.F6])/2" office:value-type="float" office:value="0" calcext:value-type="float">
            <text:p>0</text:p>
          </table:table-cell>
          <table:table-cell table:formula="of:=([.I6]+[.J6]+[.K6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7]+[.F7])/2" office:value-type="float" office:value="0" calcext:value-type="float">
            <text:p>0</text:p>
          </table:table-cell>
          <table:table-cell table:formula="of:=([.I7]+[.J7]+[.K7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8]+[.F8])/2" office:value-type="float" office:value="0" calcext:value-type="float">
            <text:p>0</text:p>
          </table:table-cell>
          <table:table-cell table:formula="of:=([.I8]+[.J8]+[.K8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9]+[.F9])/2" office:value-type="float" office:value="0" calcext:value-type="float">
            <text:p>0</text:p>
          </table:table-cell>
          <table:table-cell table:formula="of:=([.I9]+[.J9]+[.K9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0]+[.F10])/2" office:value-type="float" office:value="0" calcext:value-type="float">
            <text:p>0</text:p>
          </table:table-cell>
          <table:table-cell table:formula="of:=([.I10]+[.J10]+[.K10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1]+[.F11])/2" office:value-type="float" office:value="0" calcext:value-type="float">
            <text:p>0</text:p>
          </table:table-cell>
          <table:table-cell table:formula="of:=([.I11]+[.J11]+[.K11])/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2]+[.F12])/2" office:value-type="float" office:value="0" calcext:value-type="float">
            <text:p>0</text:p>
          </table:table-cell>
          <table:table-cell table:formula="of:=([.I12]+[.J12]+[.K12])/3" office:value-type="float" office:value="653.666666666667" calcext:value-type="float">
            <text:p>653,66666666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E13]+[.F13])/2" office:value-type="float" office:value="534" calcext:value-type="float">
            <text:p>534</text:p>
          </table:table-cell>
          <table:table-cell table:formula="of:=([.I13]+[.J13]+[.K13])/3" office:value-type="float" office:value="653.666666666667" calcext:value-type="float">
            <text:p>653,666666666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4]+[.F14])/2" office:value-type="float" office:value="534" calcext:value-type="float">
            <text:p>534</text:p>
          </table:table-cell>
          <table:table-cell table:formula="of:=([.I14]+[.J14]+[.K14])/3" office:value-type="float" office:value="653.666666666667" calcext:value-type="float">
            <text:p>653,6666666667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5]+[.F15])/2" office:value-type="float" office:value="534" calcext:value-type="float">
            <text:p>534</text:p>
          </table:table-cell>
          <table:table-cell table:formula="of:=([.I15]+[.J15]+[.K15])/3" office:value-type="float" office:value="302" calcext:value-type="float">
            <text:p>302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857" calcext:value-type="float">
            <text:p>85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formula="of:=([.E16]+[.F16])/2" office:value-type="float" office:value="268" calcext:value-type="float">
            <text:p>268</text:p>
          </table:table-cell>
          <table:table-cell table:formula="of:=([.I16]+[.J16]+[.K16])/3" office:value-type="float" office:value="302" calcext:value-type="float">
            <text:p>302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7]+[.F17])/2" office:value-type="float" office:value="268" calcext:value-type="float">
            <text:p>268</text:p>
          </table:table-cell>
          <table:table-cell table:formula="of:=([.I17]+[.J17]+[.K17])/3" office:value-type="float" office:value="302" calcext:value-type="float">
            <text:p>30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8]+[.F18])/2" office:value-type="float" office:value="268" calcext:value-type="float">
            <text:p>268</text:p>
          </table:table-cell>
          <table:table-cell table:formula="of:=([.I18]+[.J18]+[.K18])/3" office:value-type="float" office:value="8548" calcext:value-type="float">
            <text:p>8548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([.E19]+[.F19])/2" office:value-type="float" office:value="8097.5" calcext:value-type="float">
            <text:p>8097,5</text:p>
          </table:table-cell>
          <table:table-cell table:formula="of:=([.I19]+[.J19]+[.K19])/3" office:value-type="float" office:value="8548" calcext:value-type="float">
            <text:p>8548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0]+[.F20])/2" office:value-type="float" office:value="8097.5" calcext:value-type="float">
            <text:p>8097,5</text:p>
          </table:table-cell>
          <table:table-cell table:formula="of:=([.I20]+[.J20]+[.K20])/3" office:value-type="float" office:value="8548" calcext:value-type="float">
            <text:p>8548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1]+[.F21])/2" office:value-type="float" office:value="8097.5" calcext:value-type="float">
            <text:p>8097,5</text:p>
          </table:table-cell>
          <table:table-cell table:formula="of:=([.I21]+[.J21]+[.K21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12971" calcext:value-type="float">
            <text:p>1297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formula="of:=([.E22]+[.F22])/2" office:value-type="float" office:value="6486.5" calcext:value-type="float">
            <text:p>6486,5</text:p>
          </table:table-cell>
          <table:table-cell table:formula="of:=([.I22]+[.J22]+[.K22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9641" calcext:value-type="float">
            <text:p>964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3]+[.F23])/2" office:value-type="float" office:value="6486.5" calcext:value-type="float">
            <text:p>6486,5</text:p>
          </table:table-cell>
          <table:table-cell table:formula="of:=([.I23]+[.J23]+[.K23])/3" office:value-type="float" office:value="6713.33333333333" calcext:value-type="float">
            <text:p>6713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4]+[.F24])/2" office:value-type="float" office:value="6486.5" calcext:value-type="float">
            <text:p>6486,5</text:p>
          </table:table-cell>
          <table:table-cell table:formula="of:=([.I24]+[.J24]+[.K24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7244" calcext:value-type="float">
            <text:p>7244</text:p>
          </table:table-cell>
          <table:table-cell office:value-type="float" office:value="6576" calcext:value-type="float">
            <text:p>657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formula="of:=([.E25]+[.F25])/2" office:value-type="float" office:value="5034" calcext:value-type="float">
            <text:p>5034</text:p>
          </table:table-cell>
          <table:table-cell table:formula="of:=([.I25]+[.J25]+[.K25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6978" calcext:value-type="float">
            <text:p>6978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6]+[.F26])/2" office:value-type="float" office:value="5034" calcext:value-type="float">
            <text:p>5034</text:p>
          </table:table-cell>
          <table:table-cell table:formula="of:=([.I26]+[.J26]+[.K26])/3" office:value-type="float" office:value="4703.66666666667" calcext:value-type="float">
            <text:p>4703,6666666667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7]+[.F27])/2" office:value-type="float" office:value="5034" calcext:value-type="float">
            <text:p>5034</text:p>
          </table:table-cell>
          <table:table-cell table:formula="of:=([.I27]+[.J27]+[.K27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 office:value-type="float" office:value="4851" calcext:value-type="float">
            <text:p>4851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formula="of:=([.E28]+[.F28])/2" office:value-type="float" office:value="4261.5" calcext:value-type="float">
            <text:p>4261,5</text:p>
          </table:table-cell>
          <table:table-cell table:formula="of:=([.I28]+[.J28]+[.K28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29]+[.F29])/2" office:value-type="float" office:value="4261.5" calcext:value-type="float">
            <text:p>4261,5</text:p>
          </table:table-cell>
          <table:table-cell table:formula="of:=([.I29]+[.J29]+[.K29])/3" office:value-type="float" office:value="4288.33333333333" calcext:value-type="float">
            <text:p>4288,3333333333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30]+[.F30])/2" office:value-type="float" office:value="4261.5" calcext:value-type="float">
            <text:p>4261,5</text:p>
          </table:table-cell>
          <table:table-cell table:formula="of:=([.I30]+[.J30]+[.K30])/3" office:value-type="float" office:value="4625" calcext:value-type="float">
            <text:p>4625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office:value-type="float" office:value="4394" calcext:value-type="float">
            <text:p>439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formula="of:=([.E31]+[.F31])/2" office:value-type="float" office:value="3919.5" calcext:value-type="float">
            <text:p>3919,5</text:p>
          </table:table-cell>
          <table:table-cell table:formula="of:=([.I31]+[.J31]+[.K31])/3" office:value-type="float" office:value="4625" calcext:value-type="float">
            <text:p>4625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2]+[.F32])/2" office:value-type="float" office:value="3919.5" calcext:value-type="float">
            <text:p>3919,5</text:p>
          </table:table-cell>
          <table:table-cell table:formula="of:=([.I32]+[.J32]+[.K32])/3" office:value-type="float" office:value="4625" calcext:value-type="float">
            <text:p>4625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3]+[.F33])/2" office:value-type="float" office:value="3919.5" calcext:value-type="float">
            <text:p>3919,5</text:p>
          </table:table-cell>
          <table:table-cell table:formula="of:=([.I33]+[.J33]+[.K33])/3" office:value-type="float" office:value="4833" calcext:value-type="float">
            <text:p>4833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5436" calcext:value-type="float">
            <text:p>5436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formula="of:=([.E34]+[.F34])/2" office:value-type="float" office:value="4928" calcext:value-type="float">
            <text:p>4928</text:p>
          </table:table-cell>
          <table:table-cell table:formula="of:=([.I34]+[.J34]+[.K34])/3" office:value-type="float" office:value="5547" calcext:value-type="float">
            <text:p>5547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office:value-type="float" office:value="3930" calcext:value-type="float">
            <text:p>3930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5436" calcext:value-type="float">
            <text:p>5436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5]+[.F35])/2" office:value-type="float" office:value="4928" calcext:value-type="float">
            <text:p>4928</text:p>
          </table:table-cell>
          <table:table-cell table:formula="of:=([.I35]+[.J35]+[.K35])/3" office:value-type="float" office:value="5547" calcext:value-type="float">
            <text:p>5547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6]+[.F36])/2" office:value-type="float" office:value="4928" calcext:value-type="float">
            <text:p>4928</text:p>
          </table:table-cell>
          <table:table-cell table:formula="of:=([.I36]+[.J36]+[.K36])/3" office:value-type="float" office:value="5520.33333333333" calcext:value-type="float">
            <text:p>5520,3333333333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office:value-type="float" office:value="7578" calcext:value-type="float">
            <text:p>7578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table:formula="of:=([.E37]+[.F37])/2" office:value-type="float" office:value="4245" calcext:value-type="float">
            <text:p>4245</text:p>
          </table:table-cell>
          <table:table-cell table:formula="of:=([.I37]+[.J37]+[.K37])/3" office:value-type="float" office:value="4361.66666666667" calcext:value-type="float">
            <text:p>4361,6666666667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 office:value-type="float" office:value="5089" calcext:value-type="float">
            <text:p>5089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7578" calcext:value-type="float">
            <text:p>7578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38]+[.F38])/2" office:value-type="float" office:value="4245" calcext:value-type="float">
            <text:p>4245</text:p>
          </table:table-cell>
          <table:table-cell table:formula="of:=([.I38]+[.J38]+[.K38])/3" office:value-type="float" office:value="4361.66666666667" calcext:value-type="float">
            <text:p>4361,6666666667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39]+[.F39])/2" office:value-type="float" office:value="4245" calcext:value-type="float">
            <text:p>4245</text:p>
          </table:table-cell>
          <table:table-cell table:formula="of:=([.I39]+[.J39]+[.K39])/3" office:value-type="float" office:value="5763.33333333333" calcext:value-type="float">
            <text:p>5763,3333333333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4088" calcext:value-type="float">
            <text:p>4088</text:p>
          </table:table-cell>
          <table:table-cell office:value-type="float" office:value="4102" calcext:value-type="float">
            <text:p>4102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table:formula="of:=([.E40]+[.F40])/2" office:value-type="float" office:value="6572" calcext:value-type="float">
            <text:p>6572</text:p>
          </table:table-cell>
          <table:table-cell table:formula="of:=([.I40]+[.J40]+[.K40])/3" office:value-type="float" office:value="6843.66666666667" calcext:value-type="float">
            <text:p>6843,6666666667</text:p>
          </table:table-cell>
          <table:table-cell table:number-columns-repeated="2"/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4102" calcext:value-type="float">
            <text:p>4102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1]+[.F41])/2" office:value-type="float" office:value="6572" calcext:value-type="float">
            <text:p>6572</text:p>
          </table:table-cell>
          <table:table-cell table:formula="of:=([.I41]+[.J41]+[.K41])/3" office:value-type="float" office:value="6843.66666666667" calcext:value-type="float">
            <text:p>6843,6666666667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2]+[.F42])/2" office:value-type="float" office:value="6572" calcext:value-type="float">
            <text:p>6572</text:p>
          </table:table-cell>
          <table:table-cell table:formula="of:=([.I42]+[.J42]+[.K42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7343" calcext:value-type="float">
            <text:p>734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formula="of:=([.E43]+[.F43])/2" office:value-type="float" office:value="4272.5" calcext:value-type="float">
            <text:p>4272,5</text:p>
          </table:table-cell>
          <table:table-cell table:formula="of:=([.I43]+[.J43]+[.K43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4]+[.F44])/2" office:value-type="float" office:value="4272.5" calcext:value-type="float">
            <text:p>4272,5</text:p>
          </table:table-cell>
          <table:table-cell table:formula="of:=([.I44]+[.J44]+[.K44])/3" office:value-type="float" office:value="4056.33333333333" calcext:value-type="float">
            <text:p>405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5]+[.F45])/2" office:value-type="float" office:value="4272.5" calcext:value-type="float">
            <text:p>4272,5</text:p>
          </table:table-cell>
          <table:table-cell table:formula="of:=([.I45]+[.J45]+[.K45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3971" calcext:value-type="float">
            <text:p>397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formula="of:=([.E46]+[.F46])/2" office:value-type="float" office:value="6051.5" calcext:value-type="float">
            <text:p>6051,5</text:p>
          </table:table-cell>
          <table:table-cell table:formula="of:=([.I46]+[.J46]+[.K46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417" calcext:value-type="float">
            <text:p>4417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7]+[.F47])/2" office:value-type="float" office:value="6051.5" calcext:value-type="float">
            <text:p>6051,5</text:p>
          </table:table-cell>
          <table:table-cell table:formula="of:=([.I47]+[.J47]+[.K47])/3" office:value-type="float" office:value="6676.33333333333" calcext:value-type="float">
            <text:p>6676,3333333333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8]+[.F48])/2" office:value-type="float" office:value="6051.5" calcext:value-type="float">
            <text:p>6051,5</text:p>
          </table:table-cell>
          <table:table-cell table:formula="of:=([.I48]+[.J48]+[.K48])/3" office:value-type="float" office:value="4344" calcext:value-type="float">
            <text:p>4344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4194" calcext:value-type="float">
            <text:p>4194</text:p>
          </table:table-cell>
          <table:table-cell office:value-type="float" office:value="9310" calcext:value-type="float">
            <text:p>9310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formula="of:=([.E49]+[.F49])/2" office:value-type="float" office:value="4016.5" calcext:value-type="float">
            <text:p>4016,5</text:p>
          </table:table-cell>
          <table:table-cell table:formula="of:=([.I49]+[.J49]+[.K49])/3" office:value-type="float" office:value="4344" calcext:value-type="float">
            <text:p>4344</text:p>
          </table:table-cell>
          <table:table-cell table:number-columns-repeated="2"/>
          <table:table-cell office:value-type="float" office:value="6163" calcext:value-type="float">
            <text:p>6163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0]+[.F50])/2" office:value-type="float" office:value="4016.5" calcext:value-type="float">
            <text:p>4016,5</text:p>
          </table:table-cell>
          <table:table-cell table:formula="of:=([.I50]+[.J50]+[.K50])/3" office:value-type="float" office:value="4344" calcext:value-type="float">
            <text:p>4344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1]+[.F51])/2" office:value-type="float" office:value="4016.5" calcext:value-type="float">
            <text:p>4016,5</text:p>
          </table:table-cell>
          <table:table-cell table:formula="of:=([.I51]+[.J51]+[.K51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3555" calcext:value-type="float">
            <text:p>355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table:formula="of:=([.E52]+[.F52])/2" office:value-type="float" office:value="7879.5" calcext:value-type="float">
            <text:p>7879,5</text:p>
          </table:table-cell>
          <table:table-cell table:formula="of:=([.I52]+[.J52]+[.K52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3]+[.F53])/2" office:value-type="float" office:value="7879.5" calcext:value-type="float">
            <text:p>7879,5</text:p>
          </table:table-cell>
          <table:table-cell table:formula="of:=([.I53]+[.J53]+[.K53])/3" office:value-type="float" office:value="6702.33333333333" calcext:value-type="float">
            <text:p>6702,3333333333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4]+[.F54])/2" office:value-type="float" office:value="7879.5" calcext:value-type="float">
            <text:p>7879,5</text:p>
          </table:table-cell>
          <table:table-cell table:formula="of:=([.I54]+[.J54]+[.K54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6002" calcext:value-type="float">
            <text:p>6002</text:p>
          </table:table-cell>
          <table:table-cell office:value-type="float" office:value="6981" calcext:value-type="float">
            <text:p>698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formula="of:=([.E55]+[.F55])/2" office:value-type="float" office:value="5465" calcext:value-type="float">
            <text:p>5465</text:p>
          </table:table-cell>
          <table:table-cell table:formula="of:=([.I55]+[.J55]+[.K55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7029" calcext:value-type="float">
            <text:p>7029</text:p>
          </table:table-cell>
          <table:table-cell office:value-type="float" office:value="8730" calcext:value-type="float">
            <text:p>8730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6]+[.F56])/2" office:value-type="float" office:value="5465" calcext:value-type="float">
            <text:p>5465</text:p>
          </table:table-cell>
          <table:table-cell table:formula="of:=([.I56]+[.J56]+[.K56])/3" office:value-type="float" office:value="4543.66666666667" calcext:value-type="float">
            <text:p>4543,6666666667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7]+[.F57])/2" office:value-type="float" office:value="5465" calcext:value-type="float">
            <text:p>5465</text:p>
          </table:table-cell>
          <table:table-cell table:formula="of:=([.I57]+[.J57]+[.K57])/3" office:value-type="float" office:value="8863" calcext:value-type="float">
            <text:p>8863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office:value-type="float" office:value="4578" calcext:value-type="float">
            <text:p>4578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formula="of:=([.E58]+[.F58])/2" office:value-type="float" office:value="6000.5" calcext:value-type="float">
            <text:p>6000,5</text:p>
          </table:table-cell>
          <table:table-cell table:formula="of:=([.I58]+[.J58]+[.K58])/3" office:value-type="float" office:value="8863" calcext:value-type="float">
            <text:p>8863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6513" calcext:value-type="float">
            <text:p>6513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59]+[.F59])/2" office:value-type="float" office:value="6000.5" calcext:value-type="float">
            <text:p>6000,5</text:p>
          </table:table-cell>
          <table:table-cell table:formula="of:=([.I59]+[.J59]+[.K59])/3" office:value-type="float" office:value="8863" calcext:value-type="float">
            <text:p>886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60]+[.F60])/2" office:value-type="float" office:value="6000.5" calcext:value-type="float">
            <text:p>6000,5</text:p>
          </table:table-cell>
          <table:table-cell table:formula="of:=([.I60]+[.J60]+[.K60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7383" calcext:value-type="float">
            <text:p>7383</text:p>
          </table:table-cell>
          <table:table-cell office:value-type="float" office:value="11491" calcext:value-type="float">
            <text:p>1149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table:formula="of:=([.E61]+[.F61])/2" office:value-type="float" office:value="5872.5" calcext:value-type="float">
            <text:p>5872,5</text:p>
          </table:table-cell>
          <table:table-cell table:formula="of:=([.I61]+[.J61]+[.K61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7997" calcext:value-type="float">
            <text:p>7997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2]+[.F62])/2" office:value-type="float" office:value="5872.5" calcext:value-type="float">
            <text:p>5872,5</text:p>
          </table:table-cell>
          <table:table-cell table:formula="of:=([.I62]+[.J62]+[.K62])/3" office:value-type="float" office:value="5030.33333333333" calcext:value-type="float">
            <text:p>5030,333333333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3]+[.F63])/2" office:value-type="float" office:value="5872.5" calcext:value-type="float">
            <text:p>5872,5</text:p>
          </table:table-cell>
          <table:table-cell table:formula="of:=([.I63]+[.J63]+[.K63])/3" office:value-type="float" office:value="3983" calcext:value-type="float">
            <text:p>398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office:value-type="float" office:value="5436" calcext:value-type="float">
            <text:p>543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formula="of:=([.E64]+[.F64])/2" office:value-type="float" office:value="5751" calcext:value-type="float">
            <text:p>5751</text:p>
          </table:table-cell>
          <table:table-cell table:formula="of:=([.I64]+[.J64]+[.K64])/3" office:value-type="float" office:value="3983" calcext:value-type="float">
            <text:p>3983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331" calcext:value-type="float">
            <text:p>6331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5]+[.F65])/2" office:value-type="float" office:value="5751" calcext:value-type="float">
            <text:p>5751</text:p>
          </table:table-cell>
          <table:table-cell table:formula="of:=([.I65]+[.J65]+[.K65])/3" office:value-type="float" office:value="3983" calcext:value-type="float">
            <text:p>398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6]+[.F66])/2" office:value-type="float" office:value="5751" calcext:value-type="float">
            <text:p>5751</text:p>
          </table:table-cell>
          <table:table-cell table:formula="of:=([.I66]+[.J66]+[.K66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3562" calcext:value-type="float">
            <text:p>356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table:formula="of:=([.E67]+[.F67])/2" office:value-type="float" office:value="5622.5" calcext:value-type="float">
            <text:p>5622,5</text:p>
          </table:table-cell>
          <table:table-cell table:formula="of:=([.I67]+[.J67]+[.K67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3364" calcext:value-type="float">
            <text:p>3364</text:p>
          </table:table-cell>
          <table:table-cell office:value-type="float" office:value="8138" calcext:value-type="float">
            <text:p>8138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68]+[.F68])/2" office:value-type="float" office:value="5622.5" calcext:value-type="float">
            <text:p>5622,5</text:p>
          </table:table-cell>
          <table:table-cell table:formula="of:=([.I68]+[.J68]+[.K68])/3" office:value-type="float" office:value="7868.33333333333" calcext:value-type="float">
            <text:p>7868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69]+[.F69])/2" office:value-type="float" office:value="5622.5" calcext:value-type="float">
            <text:p>5622,5</text:p>
          </table:table-cell>
          <table:table-cell table:formula="of:=([.I69]+[.J69]+[.K69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7507" calcext:value-type="float">
            <text:p>7507</text:p>
          </table:table-cell>
          <table:table-cell office:value-type="float" office:value="9190" calcext:value-type="float">
            <text:p>9190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formula="of:=([.E70]+[.F70])/2" office:value-type="float" office:value="7154.5" calcext:value-type="float">
            <text:p>7154,5</text:p>
          </table:table-cell>
          <table:table-cell table:formula="of:=([.I70]+[.J70]+[.K70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1]+[.F71])/2" office:value-type="float" office:value="7154.5" calcext:value-type="float">
            <text:p>7154,5</text:p>
          </table:table-cell>
          <table:table-cell table:formula="of:=([.I71]+[.J71]+[.K71])/3" office:value-type="float" office:value="6982.33333333333" calcext:value-type="float">
            <text:p>6982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2]+[.F72])/2" office:value-type="float" office:value="7154.5" calcext:value-type="float">
            <text:p>7154,5</text:p>
          </table:table-cell>
          <table:table-cell table:formula="of:=([.I72]+[.J72]+[.K72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7675" calcext:value-type="float">
            <text:p>7675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formula="of:=([.E73]+[.F73])/2" office:value-type="float" office:value="6717" calcext:value-type="float">
            <text:p>6717</text:p>
          </table:table-cell>
          <table:table-cell table:formula="of:=([.I73]+[.J73]+[.K73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6948" calcext:value-type="float">
            <text:p>694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4]+[.F74])/2" office:value-type="float" office:value="6716.5" calcext:value-type="float">
            <text:p>6716,5</text:p>
          </table:table-cell>
          <table:table-cell table:formula="of:=([.I74]+[.J74]+[.K74])/3" office:value-type="float" office:value="6244.33333333333" calcext:value-type="float">
            <text:p>6244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9" calcext:value-type="float">
            <text:p>7439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5]+[.F75])/2" office:value-type="float" office:value="6716.5" calcext:value-type="float">
            <text:p>6716,5</text:p>
          </table:table-cell>
          <table:table-cell table:formula="of:=([.I75]+[.J75]+[.K75])/3" office:value-type="float" office:value="6324.66666666667" calcext:value-type="float">
            <text:p>6324,6666666667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5903" calcext:value-type="float">
            <text:p>590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formula="of:=([.E76]+[.F76])/2" office:value-type="float" office:value="7039.5" calcext:value-type="float">
            <text:p>7039,5</text:p>
          </table:table-cell>
          <table:table-cell table:formula="of:=([.I76]+[.J76]+[.K76])/3" office:value-type="float" office:value="6656.33333333333" calcext:value-type="float">
            <text:p>6656,3333333333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7438" calcext:value-type="float">
            <text:p>7438</text:p>
          </table:table-cell>
          <table:table-cell table:number-columns-repeated="2"/>
          <table:table-cell office:value-type="float" office:value="7098" calcext:value-type="float">
            <text:p>7098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7]+[.F77])/2" office:value-type="float" office:value="7039.5" calcext:value-type="float">
            <text:p>7039,5</text:p>
          </table:table-cell>
          <table:table-cell table:formula="of:=([.I77]+[.J77]+[.K77])/3" office:value-type="float" office:value="6656.33333333333" calcext:value-type="float">
            <text:p>6656,3333333333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8]+[.F78])/2" office:value-type="float" office:value="7039.5" calcext:value-type="float">
            <text:p>7039,5</text:p>
          </table:table-cell>
          <table:table-cell table:formula="of:=([.I78]+[.J78]+[.K78])/3" office:value-type="float" office:value="6414" calcext:value-type="float">
            <text:p>6414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7226" calcext:value-type="float">
            <text:p>7226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formula="of:=([.E79]+[.F79])/2" office:value-type="float" office:value="5359.5" calcext:value-type="float">
            <text:p>5359,5</text:p>
          </table:table-cell>
          <table:table-cell table:formula="of:=([.I79]+[.J79]+[.K79])/3" office:value-type="float" office:value="6266.33333333333" calcext:value-type="float">
            <text:p>6266,3333333333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6371" calcext:value-type="float">
            <text:p>6371</text:p>
          </table:table-cell>
          <table:table-cell table:number-columns-repeated="2"/>
          <table:table-cell office:value-type="float" office:value="8093" calcext:value-type="float">
            <text:p>8093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0]+[.F80])/2" office:value-type="float" office:value="5359.5" calcext:value-type="float">
            <text:p>5359,5</text:p>
          </table:table-cell>
          <table:table-cell table:formula="of:=([.I80]+[.J80]+[.K80])/3" office:value-type="float" office:value="6266.33333333333" calcext:value-type="float">
            <text:p>6266,3333333333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1]+[.F81])/2" office:value-type="float" office:value="5359.5" calcext:value-type="float">
            <text:p>5359,5</text:p>
          </table:table-cell>
          <table:table-cell table:formula="of:=([.I81]+[.J81]+[.K81])/3" office:value-type="float" office:value="6053.33333333333" calcext:value-type="float">
            <text:p>6053,3333333333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4986" calcext:value-type="float">
            <text:p>4986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formula="of:=([.E82]+[.F82])/2" office:value-type="float" office:value="7171.5" calcext:value-type="float">
            <text:p>7171,5</text:p>
          </table:table-cell>
          <table:table-cell table:formula="of:=([.I82]+[.J82]+[.K82])/3" office:value-type="float" office:value="4459" calcext:value-type="float">
            <text:p>4459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3]+[.F83])/2" office:value-type="float" office:value="7171.5" calcext:value-type="float">
            <text:p>7171,5</text:p>
          </table:table-cell>
          <table:table-cell table:formula="of:=([.I83]+[.J83]+[.K83])/3" office:value-type="float" office:value="4459" calcext:value-type="float">
            <text:p>4459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4]+[.F84])/2" office:value-type="float" office:value="7171.5" calcext:value-type="float">
            <text:p>7171,5</text:p>
          </table:table-cell>
          <table:table-cell table:formula="of:=([.I84]+[.J84]+[.K84])/3" office:value-type="float" office:value="3378.66666666667" calcext:value-type="float">
            <text:p>3378,6666666667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7014" calcext:value-type="float">
            <text:p>7014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table:formula="of:=([.E85]+[.F85])/2" office:value-type="float" office:value="2995.5" calcext:value-type="float">
            <text:p>2995,5</text:p>
          </table:table-cell>
          <table:table-cell table:formula="of:=([.I85]+[.J85]+[.K85])/3" office:value-type="float" office:value="3832" calcext:value-type="float">
            <text:p>3832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7577" calcext:value-type="float">
            <text:p>7577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6]+[.F86])/2" office:value-type="float" office:value="2995.5" calcext:value-type="float">
            <text:p>2995,5</text:p>
          </table:table-cell>
          <table:table-cell table:formula="of:=([.I86]+[.J86]+[.K86])/3" office:value-type="float" office:value="3832" calcext:value-type="float">
            <text:p>3832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7]+[.F87])/2" office:value-type="float" office:value="2995.5" calcext:value-type="float">
            <text:p>2995,5</text:p>
          </table:table-cell>
          <table:table-cell table:formula="of:=([.I87]+[.J87]+[.K87])/3" office:value-type="float" office:value="4643.33333333333" calcext:value-type="float">
            <text:p>4643,3333333333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3061" calcext:value-type="float">
            <text:p>3061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formula="of:=([.E88]+[.F88])/2" office:value-type="float" office:value="4195.5" calcext:value-type="float">
            <text:p>4195,5</text:p>
          </table:table-cell>
          <table:table-cell table:formula="of:=([.I88]+[.J88]+[.K88])/3" office:value-type="float" office:value="4984" calcext:value-type="float">
            <text:p>4984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office:value-type="float" office:value="2805" calcext:value-type="float">
            <text:p>2805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89]+[.F89])/2" office:value-type="float" office:value="4195.5" calcext:value-type="float">
            <text:p>4195,5</text:p>
          </table:table-cell>
          <table:table-cell table:formula="of:=([.I89]+[.J89]+[.K89])/3" office:value-type="float" office:value="4984" calcext:value-type="float">
            <text:p>4984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90]+[.F90])/2" office:value-type="float" office:value="4195.5" calcext:value-type="float">
            <text:p>4195,5</text:p>
          </table:table-cell>
          <table:table-cell table:formula="of:=([.I90]+[.J90]+[.K90])/3" office:value-type="float" office:value="5367.33333333333" calcext:value-type="float">
            <text:p>5367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4245" calcext:value-type="float">
            <text:p>424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formula="of:=([.E91]+[.F91])/2" office:value-type="float" office:value="5229.5" calcext:value-type="float">
            <text:p>5229,5</text:p>
          </table:table-cell>
          <table:table-cell table:formula="of:=([.I91]+[.J91]+[.K91])/3" office:value-type="float" office:value="6098.33333333333" calcext:value-type="float">
            <text:p>6098,3333333333</text:p>
          </table:table-cell>
          <table:table-cell table:number-columns-repeated="2"/>
          <table:table-cell office:value-type="float" office:value="4128" calcext:value-type="float">
            <text:p>4128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2]+[.F92])/2" office:value-type="float" office:value="5229.5" calcext:value-type="float">
            <text:p>5229,5</text:p>
          </table:table-cell>
          <table:table-cell table:formula="of:=([.I92]+[.J92]+[.K92])/3" office:value-type="float" office:value="6098.33333333333" calcext:value-type="float">
            <text:p>6098,3333333333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3]+[.F93])/2" office:value-type="float" office:value="5229.5" calcext:value-type="float">
            <text:p>5229,5</text:p>
          </table:table-cell>
          <table:table-cell table:formula="of:=([.I93]+[.J93]+[.K93])/3" office:value-type="float" office:value="6666" calcext:value-type="float">
            <text:p>6666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5202" calcext:value-type="float">
            <text:p>5202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formula="of:=([.E94]+[.F94])/2" office:value-type="float" office:value="6622" calcext:value-type="float">
            <text:p>6622</text:p>
          </table:table-cell>
          <table:table-cell table:formula="of:=([.I94]+[.J94]+[.K94])/3" office:value-type="float" office:value="6034" calcext:value-type="float">
            <text:p>6034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5078" calcext:value-type="float">
            <text:p>5078</text:p>
          </table:table-cell>
          <table:table-cell table:number-columns-repeated="2"/>
          <table:table-cell office:value-type="float" office:value="7442" calcext:value-type="float">
            <text:p>7442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5]+[.F95])/2" office:value-type="float" office:value="6622" calcext:value-type="float">
            <text:p>6622</text:p>
          </table:table-cell>
          <table:table-cell table:formula="of:=([.I95]+[.J95]+[.K95])/3" office:value-type="float" office:value="6034" calcext:value-type="float">
            <text:p>6034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6]+[.F96])/2" office:value-type="float" office:value="6622" calcext:value-type="float">
            <text:p>6622</text:p>
          </table:table-cell>
          <table:table-cell table:formula="of:=([.I96]+[.J96]+[.K96])/3" office:value-type="float" office:value="5650.66666666667" calcext:value-type="float">
            <text:p>5650,6666666667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8011" calcext:value-type="float">
            <text:p>8011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formula="of:=([.E97]+[.F97])/2" office:value-type="float" office:value="5339.5" calcext:value-type="float">
            <text:p>5339,5</text:p>
          </table:table-cell>
          <table:table-cell table:formula="of:=([.I97]+[.J97]+[.K97])/3" office:value-type="float" office:value="6213" calcext:value-type="float">
            <text:p>6213</text:p>
          </table:table-cell>
          <table:table-cell table:number-columns-repeated="2"/>
          <table:table-cell office:value-type="float" office:value="8247" calcext:value-type="float">
            <text:p>8247</text:p>
          </table:table-cell>
          <table:table-cell office:value-type="float" office:value="4997" calcext:value-type="float">
            <text:p>4997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98]+[.F98])/2" office:value-type="float" office:value="5339.5" calcext:value-type="float">
            <text:p>5339,5</text:p>
          </table:table-cell>
          <table:table-cell table:formula="of:=([.I98]+[.J98]+[.K98])/3" office:value-type="float" office:value="6213" calcext:value-type="float">
            <text:p>6213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99]+[.F99])/2" office:value-type="float" office:value="5339.5" calcext:value-type="float">
            <text:p>5339,5</text:p>
          </table:table-cell>
          <table:table-cell table:formula="of:=([.I99]+[.J99]+[.K99])/3" office:value-type="float" office:value="5886.33333333333" calcext:value-type="float">
            <text:p>5886,3333333333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5652" calcext:value-type="float">
            <text:p>5652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formula="of:=([.E100]+[.F100])/2" office:value-type="float" office:value="4740" calcext:value-type="float">
            <text:p>4740</text:p>
          </table:table-cell>
          <table:table-cell table:formula="of:=([.I100]+[.J100]+[.K100])/3" office:value-type="float" office:value="5830" calcext:value-type="float">
            <text:p>5830</text:p>
          </table:table-cell>
          <table:table-cell table:number-columns-repeated="2"/>
          <table:table-cell office:value-type="float" office:value="5166" calcext:value-type="float">
            <text:p>5166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233" calcext:value-type="float">
            <text:p>7233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1]+[.F101])/2" office:value-type="float" office:value="4740" calcext:value-type="float">
            <text:p>4740</text:p>
          </table:table-cell>
          <table:table-cell table:formula="of:=([.I101]+[.J101]+[.K101])/3" office:value-type="float" office:value="5830" calcext:value-type="float">
            <text:p>5830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2]+[.F102])/2" office:value-type="float" office:value="4740" calcext:value-type="float">
            <text:p>4740</text:p>
          </table:table-cell>
          <table:table-cell table:formula="of:=([.I102]+[.J102]+[.K102])/3" office:value-type="float" office:value="5016.33333333333" calcext:value-type="float">
            <text:p>5016,3333333333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7025" calcext:value-type="float">
            <text:p>702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formula="of:=([.E103]+[.F103])/2" office:value-type="float" office:value="4585" calcext:value-type="float">
            <text:p>4585</text:p>
          </table:table-cell>
          <table:table-cell table:formula="of:=([.I103]+[.J103]+[.K103])/3" office:value-type="float" office:value="4030.33333333333" calcext:value-type="float">
            <text:p>4030,3333333333</text:p>
          </table:table-cell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7064" calcext:value-type="float">
            <text:p>7064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4]+[.F104])/2" office:value-type="float" office:value="4585" calcext:value-type="float">
            <text:p>4585</text:p>
          </table:table-cell>
          <table:table-cell table:formula="of:=([.I104]+[.J104]+[.K104])/3" office:value-type="float" office:value="4030.33333333333" calcext:value-type="float">
            <text:p>4030,3333333333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5]+[.F105])/2" office:value-type="float" office:value="4585" calcext:value-type="float">
            <text:p>4585</text:p>
          </table:table-cell>
          <table:table-cell table:formula="of:=([.I105]+[.J105]+[.K105])/3" office:value-type="float" office:value="3826" calcext:value-type="float">
            <text:p>3826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128" calcext:value-type="float">
            <text:p>412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formula="of:=([.E106]+[.F106])/2" office:value-type="float" office:value="4016.5" calcext:value-type="float">
            <text:p>4016,5</text:p>
          </table:table-cell>
          <table:table-cell table:formula="of:=([.I106]+[.J106]+[.K106])/3" office:value-type="float" office:value="3234.33333333333" calcext:value-type="float">
            <text:p>3234,3333333333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office:value-type="float" office:value="5469" calcext:value-type="float">
            <text:p>5469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7]+[.F107])/2" office:value-type="float" office:value="4016.5" calcext:value-type="float">
            <text:p>4016,5</text:p>
          </table:table-cell>
          <table:table-cell table:formula="of:=([.I107]+[.J107]+[.K107])/3" office:value-type="float" office:value="3234.33333333333" calcext:value-type="float">
            <text:p>3234,3333333333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8]+[.F108])/2" office:value-type="float" office:value="4016.5" calcext:value-type="float">
            <text:p>4016,5</text:p>
          </table:table-cell>
          <table:table-cell table:formula="of:=([.I108]+[.J108]+[.K108])/3" office:value-type="float" office:value="4801" calcext:value-type="float">
            <text:p>4801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026" calcext:value-type="float">
            <text:p>402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table:formula="of:=([.E109]+[.F109])/2" office:value-type="float" office:value="2767" calcext:value-type="float">
            <text:p>2767</text:p>
          </table:table-cell>
          <table:table-cell table:formula="of:=([.I109]+[.J109]+[.K109])/3" office:value-type="float" office:value="6155" calcext:value-type="float">
            <text:p>6155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office:value-type="float" office:value="4077" calcext:value-type="float">
            <text:p>4077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0]+[.F110])/2" office:value-type="float" office:value="2767" calcext:value-type="float">
            <text:p>2767</text:p>
          </table:table-cell>
          <table:table-cell table:formula="of:=([.I110]+[.J110]+[.K110])/3" office:value-type="float" office:value="6155" calcext:value-type="float">
            <text:p>6155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1]+[.F111])/2" office:value-type="float" office:value="2767" calcext:value-type="float">
            <text:p>2767</text:p>
          </table:table-cell>
          <table:table-cell table:formula="of:=([.I111]+[.J111]+[.K111])/3" office:value-type="float" office:value="7053" calcext:value-type="float">
            <text:p>7053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4422" calcext:value-type="float">
            <text:p>4422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formula="of:=([.E112]+[.F112])/2" office:value-type="float" office:value="7314" calcext:value-type="float">
            <text:p>7314</text:p>
          </table:table-cell>
          <table:table-cell table:formula="of:=([.I112]+[.J112]+[.K112])/3" office:value-type="float" office:value="7166.66666666667" calcext:value-type="float">
            <text:p>7166,6666666667</text:p>
          </table:table-cell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3]+[.F113])/2" office:value-type="float" office:value="7314" calcext:value-type="float">
            <text:p>7314</text:p>
          </table:table-cell>
          <table:table-cell table:formula="of:=([.I113]+[.J113]+[.K113])/3" office:value-type="float" office:value="7166.66666666667" calcext:value-type="float">
            <text:p>7166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4]+[.F114])/2" office:value-type="float" office:value="7314" calcext:value-type="float">
            <text:p>7314</text:p>
          </table:table-cell>
          <table:table-cell table:formula="of:=([.I114]+[.J114]+[.K114])/3" office:value-type="float" office:value="6367.66666666667" calcext:value-type="float">
            <text:p>6367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8019" calcext:value-type="float">
            <text:p>8019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formula="of:=([.E115]+[.F115])/2" office:value-type="float" office:value="6235.5" calcext:value-type="float">
            <text:p>6235,5</text:p>
          </table:table-cell>
          <table:table-cell table:formula="of:=([.I115]+[.J115]+[.K115])/3" office:value-type="float" office:value="5971.66666666667" calcext:value-type="float">
            <text:p>5971,6666666667</text:p>
          </table:table-cell>
          <table:table-cell table:number-columns-repeated="2"/>
          <table:table-cell office:value-type="float" office:value="7957" calcext:value-type="float">
            <text:p>7957</text:p>
          </table:table-cell>
          <table:table-cell office:value-type="float" office:value="6671" calcext:value-type="float">
            <text:p>667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6]+[.F116])/2" office:value-type="float" office:value="6235.5" calcext:value-type="float">
            <text:p>6235,5</text:p>
          </table:table-cell>
          <table:table-cell table:formula="of:=([.I116]+[.J116]+[.K116])/3" office:value-type="float" office:value="5971.66666666667" calcext:value-type="float">
            <text:p>5971,6666666667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7]+[.F117])/2" office:value-type="float" office:value="6235.5" calcext:value-type="float">
            <text:p>6235,5</text:p>
          </table:table-cell>
          <table:table-cell table:formula="of:=([.I117]+[.J117]+[.K117])/3" office:value-type="float" office:value="6526.33333333333" calcext:value-type="float">
            <text:p>6526,3333333333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6349" calcext:value-type="float">
            <text:p>634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formula="of:=([.E118]+[.F118])/2" office:value-type="float" office:value="7301" calcext:value-type="float">
            <text:p>7301</text:p>
          </table:table-cell>
          <table:table-cell table:formula="of:=([.I118]+[.J118]+[.K118])/3" office:value-type="float" office:value="6922.33333333333" calcext:value-type="float">
            <text:p>6922,3333333333</text:p>
          </table:table-cell>
          <table:table-cell table:number-columns-repeated="2"/>
          <table:table-cell office:value-type="float" office:value="6378" calcext:value-type="float">
            <text:p>6378</text:p>
          </table:table-cell>
          <table:table-cell office:value-type="float" office:value="6093" calcext:value-type="float">
            <text:p>6093</text:p>
          </table:table-cell>
          <table:table-cell table:number-columns-repeated="2"/>
          <table:table-cell office:value-type="float" office:value="5546" calcext:value-type="float">
            <text:p>5546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19]+[.F119])/2" office:value-type="float" office:value="7301" calcext:value-type="float">
            <text:p>7301</text:p>
          </table:table-cell>
          <table:table-cell table:formula="of:=([.I119]+[.J119]+[.K119])/3" office:value-type="float" office:value="6922.33333333333" calcext:value-type="float">
            <text:p>6922,3333333333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20]+[.F120])/2" office:value-type="float" office:value="7301" calcext:value-type="float">
            <text:p>7301</text:p>
          </table:table-cell>
          <table:table-cell table:formula="of:=([.I120]+[.J120]+[.K120])/3" office:value-type="float" office:value="6277.66666666667" calcext:value-type="float">
            <text:p>6277,666666666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9277" calcext:value-type="float">
            <text:p>9277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formula="of:=([.E121]+[.F121])/2" office:value-type="float" office:value="4756.5" calcext:value-type="float">
            <text:p>4756,5</text:p>
          </table:table-cell>
          <table:table-cell table:formula="of:=([.I121]+[.J121]+[.K121])/3" office:value-type="float" office:value="5782.66666666667" calcext:value-type="float">
            <text:p>5782,6666666667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E122]+[.F122])/2" office:value-type="float" office:value="4756.5" calcext:value-type="float">
            <text:p>4756,5</text:p>
          </table:table-cell>
          <table:table-cell table:formula="of:=([.I122]+[.J122]+[.K122])/3" office:value-type="float" office:value="5111.66666666667" calcext:value-type="float">
            <text:p>5111,6666666667</text:p>
          </table:table-cell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formula="of:=([.E123]+[.F123])/2" office:value-type="float" office:value="4756.5" calcext:value-type="float">
            <text:p>4756,5</text:p>
          </table:table-cell>
          <table:table-cell table:formula="of:=([.I123]+[.J123]+[.K123])/3" office:value-type="float" office:value="5111.66666666667" calcext:value-type="float">
            <text:p>5111,6666666667</text:p>
          </table:table-cell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4318" calcext:value-type="float">
            <text:p>4318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office:value-type="float" office:value="5330" calcext:value-type="float">
            <text:p>5330</text:p>
          </table:table-cell>
          <table:table-cell office:value-type="float" office:value="4756" calcext:value-type="float">
            <text:p>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24:03.195413449</meta:creation-date>
    <meta:generator>LibreOffice/5.1.6.2$Linux_X86_64 LibreOffice_project/10m0$Build-2</meta:generator>
    <dc:date>2017-10-25T20:41:34.466513945</dc:date>
    <meta:editing-duration>PT17M30S</meta:editing-duration>
    <meta:editing-cycles>3</meta:editing-cycles>
    <meta:document-statistic meta:table-count="1" meta:cell-count="8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898cm" svg:height="20.825cm" xlink:href=".." xlink:type="simple" chart:class="chart:line" chart:style-name="ch1">
        <chart:title svg:x="19.09cm" svg:y="0.552cm" chart:style-name="ch2">
          <text:p>Topologia 1 - Um vídeo</text:p>
        </chart:title>
        <chart:legend chart:legend-position="end" svg:x="40.019cm" svg:y="9.864cm" style:legend-expansion="high" chart:style-name="ch3"/>
        <chart:plot-area chart:style-name="ch4" table:cell-range-address="Sheet1.A1:Sheet1.B122" chart:data-source-has-labels="row" svg:x="1.868cm" svg:y="1.747cm" svg:width="37.294cm" svg:height="17.681cm">
          <chartooo:coordinate-region svg:x="2.86cm" svg:y="1.868cm" svg:width="35.976cm" svg:height="16.558cm"/>
          <chart:axis chart:dimension="x" chart:name="primary-x" chart:style-name="ch5">
            <chart:title svg:x="19.757cm" svg:y="19.844cm" chart:style-name="ch6">
              <text:p>Tempo (s)</text:p>
            </chart:title>
          </chart:axis>
          <chart:axis chart:dimension="y" chart:name="primary-y" chart:style-name="ch5">
            <chart:title svg:x="0.451cm" svg:y="11.531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2" chart:label-cell-address="Sheet1.A1:Sheet1.A1" chart:class="chart:line">
            <chart:data-point chart:repeated="121"/>
          </chart:series>
          <chart:series chart:style-name="ch10" chart:values-cell-range-address="Sheet1.B2:Sheet1.B122" chart:label-cell-address="Sheet1.B1:Sheet1.B1" chart:class="chart:line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SDN</text:p>
                <draw:g>
                  <svg:desc>Sheet1.A1:Sheet1.A1</svg:desc>
                </draw:g>
              </table:table-cell>
              <table:table-cell office:value-type="string">
                <text:p>Com SD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2</svg:desc>
                </draw:g>
              </table:table-cell>
              <table:table-cell office:value-type="float" office:value="0">
                <text:p>0</text:p>
                <draw:g>
                  <svg:desc>Sheet1.B2:Sheet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">
                <text:p>534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">
                <text:p>534</text:p>
              </table:table-cell>
              <table:table-cell office:value-type="float" office:value="653.666666666667">
                <text:p>653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">
                <text:p>53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">
                <text:p>2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">
                <text:p>268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97.5">
                <text:p>8097.5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7.5">
                <text:p>8097.5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97.5">
                <text:p>8097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6.5">
                <text:p>6486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6.5">
                <text:p>6486.5</text:p>
              </table:table-cell>
              <table:table-cell office:value-type="float" office:value="6713.33333333333">
                <text:p>6713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86.5">
                <text:p>6486.5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34">
                <text:p>5034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34">
                <text:p>5034</text:p>
              </table:table-cell>
              <table:table-cell office:value-type="float" office:value="4703.66666666667">
                <text:p>4703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34">
                <text:p>5034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1.5">
                <text:p>4261.5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1.5">
                <text:p>4261.5</text:p>
              </table:table-cell>
              <table:table-cell office:value-type="float" office:value="4288.33333333333">
                <text:p>4288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1.5">
                <text:p>4261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9.5">
                <text:p>3919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9.5">
                <text:p>3919.5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9.5">
                <text:p>3919.5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28">
                <text:p>492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28">
                <text:p>492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28">
                <text:p>4928</text:p>
              </table:table-cell>
              <table:table-cell office:value-type="float" office:value="5520.33333333333">
                <text:p>5520.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5">
                <text:p>4245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5">
                <text:p>4245</text:p>
              </table:table-cell>
              <table:table-cell office:value-type="float" office:value="4361.66666666667">
                <text:p>4361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5">
                <text:p>4245</text:p>
              </table:table-cell>
              <table:table-cell office:value-type="float" office:value="5763.33333333333">
                <text:p>5763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2">
                <text:p>6572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72">
                <text:p>6572</text:p>
              </table:table-cell>
              <table:table-cell office:value-type="float" office:value="6843.66666666667">
                <text:p>6843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2">
                <text:p>6572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2.5">
                <text:p>4272.5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2.5">
                <text:p>4272.5</text:p>
              </table:table-cell>
              <table:table-cell office:value-type="float" office:value="4056.33333333333">
                <text:p>4056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2.5">
                <text:p>4272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1.5">
                <text:p>6051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1.5">
                <text:p>6051.5</text:p>
              </table:table-cell>
              <table:table-cell office:value-type="float" office:value="6676.33333333333">
                <text:p>6676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1.5">
                <text:p>6051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6.5">
                <text:p>4016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16.5">
                <text:p>4016.5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16.5">
                <text:p>4016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79.5">
                <text:p>7879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79.5">
                <text:p>7879.5</text:p>
              </table:table-cell>
              <table:table-cell office:value-type="float" office:value="6702.33333333333">
                <text:p>6702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79.5">
                <text:p>7879.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5">
                <text:p>546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65">
                <text:p>5465</text:p>
              </table:table-cell>
              <table:table-cell office:value-type="float" office:value="4543.66666666667">
                <text:p>4543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65">
                <text:p>546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.5">
                <text:p>6000.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.5">
                <text:p>6000.5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.5">
                <text:p>6000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2.5">
                <text:p>5872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2.5">
                <text:p>5872.5</text:p>
              </table:table-cell>
              <table:table-cell office:value-type="float" office:value="5030.33333333333">
                <text:p>5030.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2.5">
                <text:p>5872.5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51">
                <text:p>575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1">
                <text:p>575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51">
                <text:p>5751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2.5">
                <text:p>5622.5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2.5">
                <text:p>5622.5</text:p>
              </table:table-cell>
              <table:table-cell office:value-type="float" office:value="7868.33333333333">
                <text:p>7868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2.5">
                <text:p>5622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4.5">
                <text:p>7154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54.5">
                <text:p>7154.5</text:p>
              </table:table-cell>
              <table:table-cell office:value-type="float" office:value="6982.33333333333">
                <text:p>6982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54.5">
                <text:p>7154.5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17">
                <text:p>6717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16.5">
                <text:p>6716.5</text:p>
              </table:table-cell>
              <table:table-cell office:value-type="float" office:value="6244.33333333333">
                <text:p>6244.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16.5">
                <text:p>6716.5</text:p>
              </table:table-cell>
              <table:table-cell office:value-type="float" office:value="6324.66666666667">
                <text:p>6324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9.5">
                <text:p>7039.5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39.5">
                <text:p>7039.5</text:p>
              </table:table-cell>
              <table:table-cell office:value-type="float" office:value="6656.33333333333">
                <text:p>6656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39.5">
                <text:p>7039.5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59.5">
                <text:p>5359.5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59.5">
                <text:p>5359.5</text:p>
              </table:table-cell>
              <table:table-cell office:value-type="float" office:value="6266.33333333333">
                <text:p>6266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59.5">
                <text:p>5359.5</text:p>
              </table:table-cell>
              <table:table-cell office:value-type="float" office:value="6053.33333333333">
                <text:p>6053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1.5">
                <text:p>7171.5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1.5">
                <text:p>7171.5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71.5">
                <text:p>7171.5</text:p>
              </table:table-cell>
              <table:table-cell office:value-type="float" office:value="3378.66666666667">
                <text:p>3378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5.5">
                <text:p>2995.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5.5">
                <text:p>2995.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5.5">
                <text:p>2995.5</text:p>
              </table:table-cell>
              <table:table-cell office:value-type="float" office:value="4643.33333333333">
                <text:p>4643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95.5">
                <text:p>4195.5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5.5">
                <text:p>4195.5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5.5">
                <text:p>4195.5</text:p>
              </table:table-cell>
              <table:table-cell office:value-type="float" office:value="5367.33333333333">
                <text:p>5367.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29.5">
                <text:p>5229.5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29.5">
                <text:p>5229.5</text:p>
              </table:table-cell>
              <table:table-cell office:value-type="float" office:value="6098.33333333333">
                <text:p>6098.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9.5">
                <text:p>5229.5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22">
                <text:p>662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22">
                <text:p>6622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22">
                <text:p>6622</text:p>
              </table:table-cell>
              <table:table-cell office:value-type="float" office:value="5650.66666666667">
                <text:p>5650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39.5">
                <text:p>5339.5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39.5">
                <text:p>5339.5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39.5">
                <text:p>5339.5</text:p>
              </table:table-cell>
              <table:table-cell office:value-type="float" office:value="5886.33333333333">
                <text:p>5886.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40">
                <text:p>474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40">
                <text:p>474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40">
                <text:p>4740</text:p>
              </table:table-cell>
              <table:table-cell office:value-type="float" office:value="5016.33333333333">
                <text:p>5016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5">
                <text:p>4585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5">
                <text:p>4585</text:p>
              </table:table-cell>
              <table:table-cell office:value-type="float" office:value="4030.33333333333">
                <text:p>4030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85">
                <text:p>458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6.5">
                <text:p>4016.5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6.5">
                <text:p>4016.5</text:p>
              </table:table-cell>
              <table:table-cell office:value-type="float" office:value="3234.33333333333">
                <text:p>3234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6.5">
                <text:p>4016.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67">
                <text:p>2767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67">
                <text:p>2767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7">
                <text:p>276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14">
                <text:p>7314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14">
                <text:p>7314</text:p>
              </table:table-cell>
              <table:table-cell office:value-type="float" office:value="7166.66666666667">
                <text:p>7166.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14">
                <text:p>7314</text:p>
              </table:table-cell>
              <table:table-cell office:value-type="float" office:value="6367.66666666667">
                <text:p>6367.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35.5">
                <text:p>6235.5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35.5">
                <text:p>6235.5</text:p>
              </table:table-cell>
              <table:table-cell office:value-type="float" office:value="5971.66666666667">
                <text:p>5971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35.5">
                <text:p>6235.5</text:p>
              </table:table-cell>
              <table:table-cell office:value-type="float" office:value="6526.33333333333">
                <text:p>6526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1">
                <text:p>7301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1">
                <text:p>7301</text:p>
              </table:table-cell>
              <table:table-cell office:value-type="float" office:value="6922.33333333333">
                <text:p>6922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01">
                <text:p>7301</text:p>
              </table:table-cell>
              <table:table-cell office:value-type="float" office:value="6277.66666666667">
                <text:p>6277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56.5">
                <text:p>4756.5</text:p>
              </table:table-cell>
              <table:table-cell office:value-type="float" office:value="5782.66666666667">
                <text:p>5782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6.5">
                <text:p>4756.5</text:p>
              </table:table-cell>
              <table:table-cell office:value-type="float" office:value="5111.66666666667">
                <text:p>5111.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56.5">
                <text:p>4756.5</text:p>
              </table:table-cell>
              <table:table-cell office:value-type="float" office:value="5111.66666666667">
                <text:p>5111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